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atisfiedDependencyException.UnsatisfiedDependencyException( @ Nullable String resourceDescription , @ Nullable String beanName , @ Nullable InjectionPoint injectionPoint , Bean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atisfiedDependencyException.UnsatisfiedDependencyException( @ Nullable String resourceDescription , @ Nullable String beanName , @ Nullable InjectionPoint injectionPoint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atisfiedDependencyException.UnsatisfiedDependencyException( @ Nullable String resourceDescription , @ Nullable String beanName , String propertyName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atisfiedDependencyException.UnsatisfiedDependencyException( @ Nullable String resourceDescription , @ Nullable String beanName , String propertyName , Bean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satisfiedDependencyException.getInjectio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